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2FF5A2DDFC37E8EC7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cm" fo:min-width="0.0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.752cm" fo:min-width="1.29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.449cm" fo:min-width="0.2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1.736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2.749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.873cm" fo:min-width="0.57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c00000" draw:marker-end="msArrowOpenEnd_20_5_20_79" draw:marker-end-width="0.355cm" draw:marker-end-center="false" draw:fill="none" draw:textarea-vertical-align="top" draw:auto-grow-height="false" fo:min-height="0.123cm" fo:min-width="0.575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b05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Picture 2" draw:style-name="gr1" draw:text-style-name="P1" draw:layer="layout" svg:width="19.774cm" svg:height="14.201cm" svg:x="4.528cm" svg:y="0.623cm">
          <draw:image xlink:href="Pictures/100002010000042C000002FF5A2DDFC37E8EC74E.png" xlink:type="simple" xlink:show="embed" xlink:actuate="onLoad">
            <text:p/>
          </draw:image>
        </draw:frame>
        <draw:custom-shape draw:name="Textfeld 4" draw:style-name="gr2" draw:text-style-name="P3" draw:layer="layout" svg:width="3.987cm" svg:height="1.013cm" svg:x="0.393cm" svg:y="0.51cm">
          <text:p text:style-name="P2"><text:span text:style-name="T1">Bezeichnu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3" draw:text-style-name="P3" draw:layer="layout" svg:width="1.248cm" svg:height="1.013cm" svg:x="3.108cm" svg:y="1.469cm">
          <text:p text:style-name="P2"><text:span text:style-name="T1">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4" draw:text-style-name="P3" draw:layer="layout" svg:width="4.228cm" svg:height="1.013cm" svg:x="0.217cm" svg:y="2.372cm">
          <text:p text:style-name="P2"><text:span text:style-name="T1">Beschreibu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" draw:text-style-name="P3" draw:layer="layout" svg:width="3.475cm" svg:height="1.013cm" svg:x="1.113cm" svg:y="5.298cm">
          <text:p text:style-name="P2"><text:span text:style-name="T1">1. Aussag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6" draw:text-style-name="P3" draw:layer="layout" svg:width="3.475cm" svg:height="1.013cm" svg:x="1.013cm" svg:y="8.698cm">
          <text:p text:style-name="P2"><text:span text:style-name="T1">2. Aussag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" draw:style-name="gr7" draw:text-style-name="P3" draw:layer="layout" svg:width="3.475cm" svg:height="1.013cm" svg:x="1.113cm" svg:y="12.099cm">
          <text:p text:style-name="P2"><text:span text:style-name="T1">3. Aussag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8" draw:text-style-name="P3" draw:layer="layout" svg:width="4.076cm" svg:height="1.013cm" svg:x="8.918cm" svg:y="3.422cm">
          <text:p text:style-name="P2"><text:span text:style-name="T2">mehrsprach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" draw:style-name="gr9" draw:text-style-name="P3" draw:layer="layout" svg:width="7.704cm" svg:height="1.013cm" svg:x="16.126cm" svg:y="3.698cm">
          <text:p text:style-name="P2"><text:span text:style-name="T2">Bearbeitungsmöglichkei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0" draw:text-style-name="P3" draw:layer="layout" svg:width="7.115cm" svg:height="1.013cm" svg:x="10.13cm" svg:y="10.998cm">
          <text:p text:style-name="P2"><text:span text:style-name="T2">Fundstellen für Auss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5" draw:style-name="gr11" draw:text-style-name="P1" draw:layer="layout" svg:width="0.599cm" svg:height="0.236cm" svg:x="8.297cm" svg:y="3.69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8" draw:style-name="gr12" draw:text-style-name="P1" draw:layer="layout" svg:width="1.799cm" svg:height="1.002cm" svg:x="20.302cm" svg:y="2.6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" draw:style-name="gr13" draw:text-style-name="P1" draw:layer="layout" svg:width="0.799cm" svg:height="0.699cm" svg:x="18.898cm" svg:y="4.7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2" draw:style-name="gr14" draw:text-style-name="P1" draw:layer="layout" svg:width="0.322cm" svg:height="1.986cm" svg:x="19.979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4" draw:style-name="gr15" draw:text-style-name="P1" draw:layer="layout" svg:width="0.499cm" svg:height="2.999cm" svg:x="20.302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1" draw:layer="layout" svg:width="1.075cm" svg:height="1.123cm" svg:x="12.608cm" svg:y="12.0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42" draw:style-name="gr17" draw:text-style-name="P1" draw:layer="layout" svg:width="1.075cm" svg:height="0.373cm" svg:x="12.608cm" svg:y="10.6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48" draw:style-name="gr18" draw:text-style-name="P3" draw:layer="layout" svg:width="0.956cm" svg:height="1.013cm" svg:x="3.172cm" svg:y="13.999cm">
          <text:p text:style-name="P2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OpenEnd_20_5_20_79" draw:display-name="msArrowOpenEnd 5 79" svg:viewBox="0 0 450 450" svg:d="M225 0l225 374-76 76-99-175v175h-101v-175l-99 1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ob Voß</meta:initial-creator>
    <meta:creation-date>2018-06-08T14:01:38.975557185</meta:creation-date>
    <dc:date>2018-06-09T15:56:33.425095102</dc:date>
    <dc:creator>Jakob Voß</dc:creator>
    <meta:editing-duration>PT24S</meta:editing-duration>
    <meta:editing-cycles>2</meta:editing-cycles>
    <meta:generator>LibreOffice/5.4.2.2$Linux_X86_64 LibreOffice_project/40m0$Build-2</meta:generator>
    <meta:document-statistic meta:object-count="18"/>
  </office:meta>
</office:document-meta>
</file>